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9.421cm" table:align="left"/>
    </style:style>
    <style:style style:name="Table1.A" style:family="table-column">
      <style:table-column-properties style:column-width="2.621cm"/>
    </style:style>
    <style:style style:name="Table1.B" style:family="table-column">
      <style:table-column-properties style:column-width="1.857cm"/>
    </style:style>
    <style:style style:name="Table1.C" style:family="table-column">
      <style:table-column-properties style:column-width="4.94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942cm"/>
    </style:style>
    <style:style style:name="Table2.B" style:family="table-column">
      <style:table-column-properties style:column-width="4.572cm"/>
    </style:style>
    <style:style style:name="Table2.C" style:family="table-column">
      <style:table-column-properties style:column-width="9.486cm"/>
    </style:style>
    <style:style style:name="Table2.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T1" style:family="text">
      <style:text-properties fo:font-weight="normal" style:font-weight-asian="normal" style:font-weight-complex="normal"/>
    </style:style>
    <style:style style:name="T2"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lution Architecture Document: Global News Topic Tracker</text:h>
      <text:h text:style-name="Heading_20_2" text:outline-level="2">1. Overview</text:h>
      <text:p text:style-name="Text_20_body">The <text:span text:style-name="Strong_20_Emphasis">Global News Topic Tracker</text:span> is an end-to-end application that aggregates global news, summarizes key content using LLMs, and performs topic analytics using clustering techniques. It enables users to fetch the latest headlines, generate concise summaries, and visualize trending topics.</text:p>
      <text:p text:style-name="Text_20_body">The system consists of two major components:</text:p>
      <text:list xml:id="list699265355" text:style-name="L1">
        <text:list-item>
          <text:p text:style-name="P2"><text:span text:style-name="Strong_20_Emphasis">Backend (Flask-based API)</text:span> – Handles data ingestion, summarization, and topic clustering.</text:p>
        </text:list-item>
        <text:list-item>
          <text:p text:style-name="P2"><text:span text:style-name="Strong_20_Emphasis">Frontend (React SPA)</text:span> – Provides an intuitive interface to fetch, summarize, and visualize data.</text:p>
        </text:list-item>
      </text:list>
      <text:p text:style-name="Horizontal_20_Line"/>
      <text:h text:style-name="Heading_20_2" text:outline-level="2">2. Architecture Diagram</text:h>
      <text:p text:style-name="Preformatted_20_Text"><text:span text:style-name="Source_20_Text">[Google News RSS]</text:span></text:p>
      <text:p text:style-name="Preformatted_20_Text"><text:span text:style-name="Source_20_Text"><text:s text:c="7"/>↓</text:span></text:p>
      <text:p text:style-name="Preformatted_20_Text"><text:span text:style-name="Source_20_Text"><text:s/>[news_fetcher.py]</text:span></text:p>
      <text:p text:style-name="Preformatted_20_Text"><text:span text:style-name="Source_20_Text"><text:s text:c="7"/>↓</text:span></text:p>
      <text:p text:style-name="Preformatted_20_Text"><text:span text:style-name="Source_20_Text"><text:s text:c="2"/>[Flask Backend API] ──────────────┐</text:span></text:p>
      <text:p text:style-name="Preformatted_20_Text"><text:span text:style-name="Source_20_Text"><text:s text:c="7"/>│ <text:s text:c="27"/>│</text:span></text:p>
      <text:p text:style-name="Preformatted_20_Text"><text:span text:style-name="Source_20_Text"><text:s text:c="7"/>│ <text:s text:c="27"/>│</text:span></text:p>
      <text:p text:style-name="Preformatted_20_Text"><text:span text:style-name="Source_20_Text">[SQLite / PostgreSQL Database] <text:s text:c="5"/>│</text:span></text:p>
      <text:p text:style-name="Preformatted_20_Text"><text:span text:style-name="Source_20_Text"><text:s text:c="7"/>│ <text:s text:c="27"/>│</text:span></text:p>
      <text:p text:style-name="Preformatted_20_Text"><text:span text:style-name="Source_20_Text"><text:s text:c="7"/>│ <text:s text:c="27"/>↓</text:span></text:p>
      <text:p text:style-name="Preformatted_20_Text"><text:span text:style-name="Source_20_Text"><text:s text:c="2"/>[analytics.py] (KMeans + TF-IDF) <text:s/>│</text:span></text:p>
      <text:p text:style-name="Preformatted_20_Text"><text:span text:style-name="Source_20_Text"><text:s text:c="7"/>│ <text:s text:c="27"/>│</text:span></text:p>
      <text:p text:style-name="Preformatted_20_Text"><text:span text:style-name="Source_20_Text"><text:s text:c="7"/>↓ <text:s text:c="27"/>↓</text:span></text:p>
      <text:p text:style-name="Preformatted_20_Text"><text:span text:style-name="Source_20_Text">[summarizer.py] (HuggingFace LLM) <text:s text:c="2"/>↓</text:span></text:p>
      <text:p text:style-name="Preformatted_20_Text"><text:span text:style-name="Source_20_Text"><text:s text:c="7"/>↓ <text:s text:c="20"/>[React Frontend]</text:span></text:p>
      <text:p text:style-name="Preformatted_20_Text"><text:span text:style-name="Source_20_Text"><text:s text:c="7"/>│ <text:s text:c="20"/>├─ Fetch News</text:span></text:p>
      <text:p text:style-name="Preformatted_20_Text"><text:span text:style-name="Source_20_Text"><text:s text:c="7"/>│ <text:s text:c="20"/>├─ Summarize Articles</text:span></text:p>
      <text:p text:style-name="P1"><text:span text:style-name="Source_20_Text"><text:s text:c="7"/>│ <text:s text:c="20"/>└─ Analytics (Charts)</text:span></text:p>
      <text:p text:style-name="Horizontal_20_Line"/>
      <text:h text:style-name="Heading_20_2" text:outline-level="2">3. Backend Architecture</text:h>
      <text:h text:style-name="Heading_20_3" text:outline-level="3">3.1 Technologies</text:h>
      <text:list xml:id="list520986617" text:style-name="L2">
        <text:list-item>
          <text:p text:style-name="P3"><text:span text:style-name="Strong_20_Emphasis">Flask</text:span> – REST API server.</text:p>
        </text:list-item>
        <text:list-item>
          <text:p text:style-name="P3"><text:span text:style-name="Strong_20_Emphasis">SQLAlchemy</text:span> – ORM for database interaction.</text:p>
        </text:list-item>
        <text:list-item>
          <text:p text:style-name="P3"><text:span text:style-name="Strong_20_Emphasis">Feedparser</text:span> – For parsing Google News RSS feeds.</text:p>
        </text:list-item>
        <text:list-item>
          <text:p text:style-name="P3"><text:span text:style-name="Strong_20_Emphasis">Hugging Face Transformers</text:span> – For text summarization.</text:p>
        </text:list-item>
        <text:list-item>
          <text:p text:style-name="P3"><text:soft-page-break/><text:span text:style-name="Strong_20_Emphasis">scikit-learn</text:span> – For topic modeling and clustering.</text:p>
        </text:list-item>
        <text:list-item>
          <text:p text:style-name="P3"><text:span text:style-name="Strong_20_Emphasis">SQLite / PostgreSQL</text:span> – Persistent data storage.</text:p>
        </text:list-item>
      </text:list>
      <text:h text:style-name="Heading_20_3" text:outline-level="3">3.2 Components</text:h>
      <text:h text:style-name="Heading_20_4" text:outline-level="4">a. <text:span text:style-name="Source_20_Text">news_fetcher.py</text:span></text:h>
      <text:list xml:id="list3444449421" text:style-name="L3">
        <text:list-item>
          <text:p text:style-name="P4">Fetches and parses Google News RSS feeds.</text:p>
        </text:list-item>
        <text:list-item>
          <text:p text:style-name="P4">Supports fetching global or topic-specific news.</text:p>
        </text:list-item>
        <text:list-item>
          <text:p text:style-name="P4">Stores fetched items in the database via SQLAlchemy.</text:p>
        </text:list-item>
      </text:list>
      <text:h text:style-name="Heading_20_4" text:outline-level="4">b. <text:span text:style-name="Source_20_Text">summarizer.py</text:span></text:h>
      <text:list xml:id="list3829847877" text:style-name="L4">
        <text:list-item>
          <text:p text:style-name="P5">Cleans and processes text for summarization.</text:p>
        </text:list-item>
        <text:list-item>
          <text:p text:style-name="P5">Uses a pre-trained transformer model (<text:span text:style-name="Source_20_Text">distilbart-cnn-12-6</text:span>).</text:p>
        </text:list-item>
        <text:list-item>
          <text:p text:style-name="P5">Generates concise article summaries and extracts keywords.</text:p>
        </text:list-item>
      </text:list>
      <text:h text:style-name="Heading_20_4" text:outline-level="4">c. <text:span text:style-name="Source_20_Text">analytics.py</text:span></text:h>
      <text:list xml:id="list1118446827" text:style-name="L5">
        <text:list-item>
          <text:p text:style-name="P6">Performs text clustering with <text:span text:style-name="Strong_20_Emphasis">TF-IDF + KMeans</text:span>.</text:p>
        </text:list-item>
        <text:list-item>
          <text:p text:style-name="P6">Extracts the top terms for each cluster.</text:p>
        </text:list-item>
        <text:list-item>
          <text:p text:style-name="P6">Returns analytics data ready for chart visualization.</text:p>
        </text:list-item>
      </text:list>
      <text:h text:style-name="Heading_20_4" text:outline-level="4">d. <text:span text:style-name="Source_20_Text">app.py</text:span></text:h>
      <text:list xml:id="list3841826624" text:style-name="L6">
        <text:list-item>
          <text:p text:style-name="P7">Defines Flask routes:</text:p>
          <text:list>
            <text:list-item>
              <text:p text:style-name="P7"><text:span text:style-name="Source_20_Text">/api/fetch_news</text:span>: Fetches latest general news.</text:p>
            </text:list-item>
            <text:list-item>
              <text:p text:style-name="P7"><text:span text:style-name="Source_20_Text">/api/search_news</text:span>: Fetches topic-specific news.</text:p>
            </text:list-item>
            <text:list-item>
              <text:p text:style-name="P7"><text:span text:style-name="Source_20_Text">/api/news</text:span>: Lists stored news articles (with pagination &amp; filters).</text:p>
            </text:list-item>
            <text:list-item>
              <text:p text:style-name="P7"><text:span text:style-name="Source_20_Text">/api/summarize/&lt;id&gt;</text:span>: Generates summary for a specific article.</text:p>
            </text:list-item>
            <text:list-item>
              <text:p text:style-name="P7"><text:span text:style-name="Source_20_Text">/api/analytics/topics</text:span>: Computes and returns topic clusters.</text:p>
            </text:list-item>
            <text:list-item>
              <text:p text:style-name="P7"><text:span text:style-name="Source_20_Text">/api/health</text:span>: Health check endpoint.</text:p>
            </text:list-item>
          </text:list>
        </text:list-item>
      </text:list>
      <text:h text:style-name="Heading_20_4" text:outline-level="4">e. <text:span text:style-name="Source_20_Text">models.py</text:span> and <text:span text:style-name="Source_20_Text">database.py</text:span></text:h>
      <text:list xml:id="list514320032" text:style-name="L7">
        <text:list-item>
          <text:p text:style-name="P8">Define database schema and connection setup.</text:p>
        </text:list-item>
        <text:list-item>
          <text:p text:style-name="P8"><text:span text:style-name="Source_20_Text">NewsItem</text:span> table includes attributes like title, summary, link, published date, and summary_text.</text:p>
        </text:list-item>
      </text:list>
      <text:p text:style-name="Horizontal_20_Line"/>
      <text:h text:style-name="Heading_20_2" text:outline-level="2"><text:soft-page-break/>4. Frontend Architecture</text:h>
      <text:h text:style-name="Heading_20_3" text:outline-level="3">4.1 Technologies</text:h>
      <text:list xml:id="list1027843067" text:style-name="L8">
        <text:list-item>
          <text:p text:style-name="P9"><text:span text:style-name="Strong_20_Emphasis">React</text:span> (SPA) – User interface.</text:p>
        </text:list-item>
        <text:list-item>
          <text:p text:style-name="P9"><text:span text:style-name="Strong_20_Emphasis">Axios</text:span> – API calls to backend.</text:p>
        </text:list-item>
        <text:list-item>
          <text:p text:style-name="P9"><text:span text:style-name="Strong_20_Emphasis">Chart.js (via react-chartjs-2)</text:span> – Data visualization.</text:p>
        </text:list-item>
        <text:list-item>
          <text:p text:style-name="P9"><text:span text:style-name="Strong_20_Emphasis">Modern CSS</text:span> – UI styling.</text:p>
        </text:list-item>
      </text:list>
      <text:h text:style-name="Heading_20_3" text:outline-level="3">4.2 Components</text:h>
      <text:h text:style-name="Heading_20_4" text:outline-level="4">a. <text:span text:style-name="Source_20_Text">FetchNews.jsx</text:span></text:h>
      <text:list xml:id="list320954833" text:style-name="L9">
        <text:list-item>
          <text:p text:style-name="P10">Fetches and loads news from backend.</text:p>
        </text:list-item>
        <text:list-item>
          <text:p text:style-name="P10">Supports client-side search and topic-based server-side fetch.</text:p>
        </text:list-item>
        <text:list-item>
          <text:p text:style-name="P10">Displays fetched headlines with metadata.</text:p>
        </text:list-item>
      </text:list>
      <text:h text:style-name="Heading_20_4" text:outline-level="4">b. <text:span text:style-name="Source_20_Text">Summarize.jsx</text:span></text:h>
      <text:list xml:id="list4070520542" text:style-name="L10">
        <text:list-item>
          <text:p text:style-name="P11">Lists stored news and allows summarization via <text:span text:style-name="Source_20_Text">/api/summarize</text:span>.</text:p>
        </text:list-item>
        <text:list-item>
          <text:p text:style-name="P11">Displays generated summaries inline.</text:p>
        </text:list-item>
      </text:list>
      <text:h text:style-name="Heading_20_4" text:outline-level="4">c. <text:span text:style-name="Source_20_Text">Analytics.jsx</text:span></text:h>
      <text:list xml:id="list2300722821" text:style-name="L11">
        <text:list-item>
          <text:p text:style-name="P12">Fetches analytics data from <text:span text:style-name="Source_20_Text">/api/analytics/topics</text:span>.</text:p>
        </text:list-item>
        <text:list-item>
          <text:p text:style-name="P12">Renders <text:span text:style-name="Strong_20_Emphasis">Pie</text:span> and <text:span text:style-name="Strong_20_Emphasis">Bar</text:span> charts showing topic distribution.</text:p>
        </text:list-item>
        <text:list-item>
          <text:p text:style-name="P12">Displays top keywords per cluster.</text:p>
        </text:list-item>
      </text:list>
      <text:p text:style-name="Horizontal_20_Line"/>
      <text:h text:style-name="Heading_20_2" text:outline-level="2">5. Data Flow</text:h>
      <text:list xml:id="list3086947696" text:style-name="L12">
        <text:list-item>
          <text:p text:style-name="P13"><text:span text:style-name="Strong_20_Emphasis"><text:span text:style-name="T1">User requests latest news</text:span></text:span> via UI → <text:span text:style-name="Source_20_Text">/api/fetch_news</text:span>.</text:p>
        </text:list-item>
        <text:list-item>
          <text:p text:style-name="P13">Backend fetches data from <text:span text:style-name="Strong_20_Emphasis">Google News RSS</text:span>, parses, and stores it in the database.</text:p>
        </text:list-item>
        <text:list-item>
          <text:p text:style-name="P13">User views or searches stored news via <text:span text:style-name="Source_20_Text">/api/news</text:span>.</text:p>
        </text:list-item>
        <text:list-item>
          <text:p text:style-name="P13">When summarization is triggered → <text:span text:style-name="Source_20_Text">/api/summarize/&lt;id&gt;</text:span> → Hugging Face model generates summary.</text:p>
        </text:list-item>
        <text:list-item>
          <text:p text:style-name="P13">Analytics view calls <text:span text:style-name="Source_20_Text">/api/analytics/topics</text:span> → clusters news items → sends results to UI for visualization.</text:p>
        </text:list-item>
      </text:list>
      <text:p text:style-name="Horizontal_20_Line"/>
      <text:h text:style-name="Heading_20_2" text:outline-level="2"><text:soft-page-break/></text:h>
      <text:h text:style-name="Heading_20_2" text:outline-level="2">6. Database Design</text:h>
      <text:p text:style-name="Text_20_body"><text:span text:style-name="Strong_20_Emphasis">Table:</text:span> <text:span text:style-name="Source_20_Text">news_item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lumn</text:p>
            </table:table-cell>
            <table:table-cell table:style-name="Table1.A1" office:value-type="string">
              <text:p text:style-name="Table_20_Heading">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id</text:p>
          </table:table-cell>
          <table:table-cell table:style-name="Table1.A1" office:value-type="string">
            <text:p text:style-name="Table_20_Contents">Integer</text:p>
          </table:table-cell>
          <table:table-cell table:style-name="Table1.A1" office:value-type="string">
            <text:p text:style-name="Table_20_Contents">Primary key</text:p>
          </table:table-cell>
        </table:table-row>
        <table:table-row>
          <table:table-cell table:style-name="Table1.A1" office:value-type="string">
            <text:p text:style-name="Table_20_Contents">guid</text:p>
          </table:table-cell>
          <table:table-cell table:style-name="Table1.A1" office:value-type="string">
            <text:p text:style-name="Table_20_Contents">String</text:p>
          </table:table-cell>
          <table:table-cell table:style-name="Table1.A1" office:value-type="string">
            <text:p text:style-name="Table_20_Contents">Unique identifier from RSS</text:p>
          </table:table-cell>
        </table:table-row>
        <table:table-row>
          <table:table-cell table:style-name="Table1.A1" office:value-type="string">
            <text:p text:style-name="Table_20_Contents">title</text:p>
          </table:table-cell>
          <table:table-cell table:style-name="Table1.A1" office:value-type="string">
            <text:p text:style-name="Table_20_Contents">String</text:p>
          </table:table-cell>
          <table:table-cell table:style-name="Table1.A1" office:value-type="string">
            <text:p text:style-name="Table_20_Contents">News title</text:p>
          </table:table-cell>
        </table:table-row>
        <table:table-row>
          <table:table-cell table:style-name="Table1.A1" office:value-type="string">
            <text:p text:style-name="Table_20_Contents">link</text:p>
          </table:table-cell>
          <table:table-cell table:style-name="Table1.A1" office:value-type="string">
            <text:p text:style-name="Table_20_Contents">String</text:p>
          </table:table-cell>
          <table:table-cell table:style-name="Table1.A1" office:value-type="string">
            <text:p text:style-name="Table_20_Contents">News article link</text:p>
          </table:table-cell>
        </table:table-row>
        <table:table-row>
          <table:table-cell table:style-name="Table1.A1" office:value-type="string">
            <text:p text:style-name="Table_20_Contents">published</text:p>
          </table:table-cell>
          <table:table-cell table:style-name="Table1.A1" office:value-type="string">
            <text:p text:style-name="Table_20_Contents">DateTime</text:p>
          </table:table-cell>
          <table:table-cell table:style-name="Table1.A1" office:value-type="string">
            <text:p text:style-name="Table_20_Contents">Publish timestamp</text:p>
          </table:table-cell>
        </table:table-row>
        <table:table-row>
          <table:table-cell table:style-name="Table1.A1" office:value-type="string">
            <text:p text:style-name="Table_20_Contents">summary</text:p>
          </table:table-cell>
          <table:table-cell table:style-name="Table1.A1" office:value-type="string">
            <text:p text:style-name="Table_20_Contents">Text</text:p>
          </table:table-cell>
          <table:table-cell table:style-name="Table1.A1" office:value-type="string">
            <text:p text:style-name="Table_20_Contents">Original description</text:p>
          </table:table-cell>
        </table:table-row>
        <table:table-row>
          <table:table-cell table:style-name="Table1.A1" office:value-type="string">
            <text:p text:style-name="Table_20_Contents">source</text:p>
          </table:table-cell>
          <table:table-cell table:style-name="Table1.A1" office:value-type="string">
            <text:p text:style-name="Table_20_Contents">String</text:p>
          </table:table-cell>
          <table:table-cell table:style-name="Table1.A1" office:value-type="string">
            <text:p text:style-name="Table_20_Contents">News source</text:p>
          </table:table-cell>
        </table:table-row>
        <table:table-row>
          <table:table-cell table:style-name="Table1.A1" office:value-type="string">
            <text:p text:style-name="Table_20_Contents">summarized</text:p>
          </table:table-cell>
          <table:table-cell table:style-name="Table1.A1" office:value-type="string">
            <text:p text:style-name="Table_20_Contents">Boolean</text:p>
          </table:table-cell>
          <table:table-cell table:style-name="Table1.A1" office:value-type="string">
            <text:p text:style-name="Table_20_Contents">Summarization status</text:p>
          </table:table-cell>
        </table:table-row>
        <table:table-row>
          <table:table-cell table:style-name="Table1.A1" office:value-type="string">
            <text:p text:style-name="Table_20_Contents">summary_text</text:p>
          </table:table-cell>
          <table:table-cell table:style-name="Table1.A1" office:value-type="string">
            <text:p text:style-name="Table_20_Contents">Text</text:p>
          </table:table-cell>
          <table:table-cell table:style-name="Table1.A1" office:value-type="string">
            <text:p text:style-name="Table_20_Contents">Generated summary</text:p>
          </table:table-cell>
        </table:table-row>
        <table:table-row>
          <table:table-cell table:style-name="Table1.A1" office:value-type="string">
            <text:p text:style-name="Table_20_Contents">fetched_at</text:p>
          </table:table-cell>
          <table:table-cell table:style-name="Table1.A1" office:value-type="string">
            <text:p text:style-name="Table_20_Contents">DateTime</text:p>
          </table:table-cell>
          <table:table-cell table:style-name="Table1.A1" office:value-type="string">
            <text:p text:style-name="Table_20_Contents">Fetch timestamp</text:p>
          </table:table-cell>
        </table:table-row>
      </table:table>
      <text:p text:style-name="Horizontal_20_Line"/>
      <text:h text:style-name="Heading_20_2" text:outline-level="2">7. Deployment Architectur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Layer</text:p>
            </table:table-cell>
            <table:table-cell table:style-name="Table2.A1" office:value-type="string">
              <text:p text:style-name="Table_20_Heading">Component</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Strong_20_Emphasis">Frontend</text:span></text:p>
          </table:table-cell>
          <table:table-cell table:style-name="Table2.A1" office:value-type="string">
            <text:p text:style-name="Table_20_Contents">React App</text:p>
          </table:table-cell>
          <table:table-cell table:style-name="Table2.A1" office:value-type="string">
            <text:p text:style-name="Table_20_Contents">Deployed via Nginx or Vercel, communicates with Flask API</text:p>
          </table:table-cell>
        </table:table-row>
        <table:table-row>
          <table:table-cell table:style-name="Table2.A1" office:value-type="string">
            <text:p text:style-name="Table_20_Contents"><text:span text:style-name="Strong_20_Emphasis">Backend API</text:span></text:p>
          </table:table-cell>
          <table:table-cell table:style-name="Table2.A1" office:value-type="string">
            <text:p text:style-name="Table_20_Contents">Flask</text:p>
          </table:table-cell>
          <table:table-cell table:style-name="Table2.A1" office:value-type="string">
            <text:p text:style-name="Table_20_Contents">Hosted on port 5001, exposes REST endpoints</text:p>
          </table:table-cell>
        </table:table-row>
        <table:table-row>
          <table:table-cell table:style-name="Table2.A1" office:value-type="string">
            <text:p text:style-name="Table_20_Contents"><text:span text:style-name="Strong_20_Emphasis">Database</text:span></text:p>
          </table:table-cell>
          <table:table-cell table:style-name="Table2.A1" office:value-type="string">
            <text:p text:style-name="Table_20_Contents">SQLite / PostgreSQL</text:p>
          </table:table-cell>
          <table:table-cell table:style-name="Table2.A1" office:value-type="string">
            <text:p text:style-name="Table_20_Contents">Persistent data storage</text:p>
          </table:table-cell>
        </table:table-row>
        <table:table-row>
          <table:table-cell table:style-name="Table2.A1" office:value-type="string">
            <text:p text:style-name="Table_20_Contents"><text:span text:style-name="Strong_20_Emphasis">External Source</text:span></text:p>
          </table:table-cell>
          <table:table-cell table:style-name="Table2.A1" office:value-type="string">
            <text:p text:style-name="Table_20_Contents">Google News RSS</text:p>
          </table:table-cell>
          <table:table-cell table:style-name="Table2.A1" office:value-type="string">
            <text:p text:style-name="Table_20_Contents">News feed provider</text:p>
          </table:table-cell>
        </table:table-row>
        <table:table-row>
          <table:table-cell table:style-name="Table2.A1" office:value-type="string">
            <text:p text:style-name="Table_20_Contents"><text:span text:style-name="Strong_20_Emphasis">LLM Model</text:span></text:p>
          </table:table-cell>
          <table:table-cell table:style-name="Table2.A1" office:value-type="string">
            <text:p text:style-name="Table_20_Contents">Hugging Face Transformers</text:p>
          </table:table-cell>
          <table:table-cell table:style-name="Table2.A1" office:value-type="string">
            <text:p text:style-name="Table_20_Contents">Summarization engine</text:p>
          </table:table-cell>
        </table:table-row>
      </table:table>
      <text:p text:style-name="Horizontal_20_Line"/>
      <text:h text:style-name="Heading_20_2" text:outline-level="2">8. Key Design Considerations</text:h>
      <text:list xml:id="list1599163474" text:style-name="L13">
        <text:list-item>
          <text:p text:style-name="P14"><text:span text:style-name="Strong_20_Emphasis">Scalability:</text:span> Can switch from SQLite to PostgreSQL.</text:p>
        </text:list-item>
        <text:list-item>
          <text:p text:style-name="P14"><text:span text:style-name="Strong_20_Emphasis">Modularity:</text:span> Summarization, fetching, and analytics are independent services.</text:p>
        </text:list-item>
        <text:list-item>
          <text:p text:style-name="P14"><text:span text:style-name="Strong_20_Emphasis">Extensibility:</text:span> New LLMs (e.g., Mistral, Llama 3) can be integrated easily.</text:p>
        </text:list-item>
        <text:list-item>
          <text:p text:style-name="P14"><text:span text:style-name="Strong_20_Emphasis">Caching:</text:span> Avoids redundant summarizations by marking processed news.</text:p>
        </text:list-item>
        <text:list-item>
          <text:p text:style-name="P14"><text:span text:style-name="Strong_20_Emphasis">Resilience:</text:span> Handles RSS parsing and summarization errors gracefully.</text:p>
        </text:list-item>
      </text:list>
      <text:p text:style-name="Horizontal_20_Line"/>
      <text:h text:style-name="Heading_20_2" text:outline-level="2"><text:soft-page-break/></text:h>
      <text:h text:style-name="Heading_20_2" text:outline-level="2">9. Future Enhancements</text:h>
      <text:list xml:id="list300999352" text:style-name="L14">
        <text:list-item>
          <text:p text:style-name="P15">Add background scheduler for periodic news updates.</text:p>
        </text:list-item>
        <text:list-item>
          <text:p text:style-name="P15">Integrate multi-language support using translation APIs.</text:p>
        </text:list-item>
        <text:list-item>
          <text:p text:style-name="P15">Implement user authentication and favorites tracking.</text:p>
        </text:list-item>
        <text:list-item>
          <text:p text:style-name="P15">Enhance topic modeling using LDA or BERT embeddings.</text:p>
        </text:list-item>
        <text:list-item>
          <text:p text:style-name="P15">Deploy on Docker or Kubernetes for portability.</text:p>
        </text:list-item>
      </text:list>
      <text:p text:style-name="Horizontal_20_Line"/>
      <text:h text:style-name="Heading_20_2" text:outline-level="2">10. Summary</text:h>
      <text:p text:style-name="Text_20_body">The <text:span text:style-name="Strong_20_Emphasis">Global News Topic Tracker</text:span> provides a complete pipeline from fetching global headlines to clustering insights — built on a modular, scalable, and ML-driven architecture. It demonstrates effective integration of NLP, clustering, and visualization in a modern full-stack setup.</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3T18:37:08.373756766</meta:creation-date>
    <dc:date>2025-10-23T19:34:48.316596365</dc:date>
    <meta:editing-duration>PT2M16S</meta:editing-duration>
    <meta:editing-cycles>3</meta:editing-cycles>
    <meta:generator>LibreOffice/7.3.7.2$Linux_X86_64 LibreOffice_project/30$Build-2</meta:generator>
    <meta:document-statistic meta:table-count="2" meta:image-count="0" meta:object-count="0" meta:page-count="5" meta:paragraph-count="149" meta:word-count="719" meta:character-count="5205" meta:non-whitespace-character-count="4336"/>
  </office:meta>
</office:document-meta>
</file>